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tserrat" svg:font-family="Montserrat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67d" officeooo:paragraph-rsid="001ce67d"/>
    </style:style>
    <style:style style:name="P2" style:family="paragraph" style:parent-style-name="Standard">
      <style:text-properties officeooo:paragraph-rsid="001ce67d"/>
    </style:style>
    <style:style style:name="P3" style:family="paragraph" style:parent-style-name="Standard">
      <style:text-properties officeooo:rsid="001d07bb" officeooo:paragraph-rsid="001d07bb"/>
    </style:style>
    <style:style style:name="T1" style:family="text">
      <style:text-properties officeooo:rsid="001ce67d"/>
    </style:style>
    <style:style style:name="T2" style:family="text">
      <style:text-properties officeooo:rsid="001d7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(chorus riff):</text:p>
      <text:p text:style-name="P1"/>
      <text:p text:style-name="P1">Verse 1:</text:p>
      <text:p text:style-name="P1">The bottle opener, the bum becomes the broker</text:p>
      <text:p text:style-name="P1">Feeling suffering but nobody’s there</text:p>
      <text:p text:style-name="P1">The saboteur inside the melody it’s asinine</text:p>
      <text:p text:style-name="P1">You get it straight but nobody cares</text:p>
      <text:p text:style-name="P1"/>
      <text:p text:style-name="P1">Chorus:</text:p>
      <text:p text:style-name="P1">You sit down, don’t call me</text:p>
      <text:p text:style-name="P1">I’m alive, you’re saying</text:p>
      <text:p text:style-name="P1">You retire you’ll never</text:p>
      <text:p text:style-name="P1">Get it right, get it right</text:p>
      <text:p text:style-name="P2"><text:span text:style-name="T1">You sit down, don’t call me</text:span></text:p>
      <text:p text:style-name="P1">I’m alive, you’re saying</text:p>
      <text:p text:style-name="P1">I’ll retire, you’ll never</text:p>
      <text:p text:style-name="P1">Get it right, get it right, get it right, get it right</text:p>
      <text:p text:style-name="P1"/>
      <text:p text:style-name="P1">Verse 2:</text:p>
      <text:p text:style-name="P3">The slave emboldener aristocrat has scolded her</text:p>
      <text:p text:style-name="P3">Democracy is breaking the chain</text:p>
      <text:p text:style-name="P3">The answer conjurer becomes the silent wanderer</text:p>
      <text:p text:style-name="P3">The truth becomes the shirt on your stain</text:p>
      <text:p text:style-name="P1"/>
      <text:p text:style-name="P1">Chorus:</text:p>
      <text:p text:style-name="P1">You sit down, don’t call me</text:p>
      <text:p text:style-name="P1">I’m alive, you’re saying</text:p>
      <text:p text:style-name="P1">You retire you’ll never</text:p>
      <text:p text:style-name="P1">Get it right, get it right</text:p>
      <text:p text:style-name="P2"><text:span text:style-name="T1">You sit down, don’t call me</text:span></text:p>
      <text:p text:style-name="P1">I’m alive, you’re saying</text:p>
      <text:p text:style-name="P1">I’ll retire, you’ll never</text:p>
      <text:p text:style-name="P1">Get it right, get it right, get it right, get it right</text:p>
      <text:p text:style-name="P1"/>
      <text:p text:style-name="P1">Bridge:</text:p>
      <text:p text:style-name="P3">You know the writing on the wall will say</text:p>
      <text:p text:style-name="P3">The king is down and out, it’s time for a change</text:p>
      <text:p text:style-name="P3">Replacing tyranny with sycophantic <text:span text:style-name="T2">maniac’s</text:span></text:p>
      <text:p text:style-name="P3">Tomorrow is a better day, oh fuck</text:p>
      <text:p text:style-name="P1"/>
      <text:p text:style-name="P1">Chorus:</text:p>
      <text:p text:style-name="P1">You sit down, don’t call me</text:p>
      <text:p text:style-name="P1">I’m alive, you’re saying</text:p>
      <text:p text:style-name="P1">You retire you’ll never</text:p>
      <text:p text:style-name="P1">Get it right, get it right</text:p>
      <text:p text:style-name="P2"><text:span text:style-name="T1">You sit down, don’t call me</text:span></text:p>
      <text:p text:style-name="P1">I’m alive, you’re saying</text:p>
      <text:p text:style-name="P1">I’ll retire, you’ll never</text:p>
      <text:p text:style-name="P1">Get it right, get it right, get it right, get it right</text:p>
      <text:p text:style-name="P1"><text:soft-page-break/></text:p>
      <text:p text:style-name="P1">Outro:</text:p>
      <text:p text:style-name="P1">Get it right, get it right, get it right, get it righ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tserrat" svg:font-family="Montserrat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ontserrat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ontserrat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Montserrat" fo:font-family="Montserra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ontserrat" fo:font-family="Montserrat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ontserrat" fo:font-family="Montserrat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23T09:19:22.247000000</meta:creation-date>
    <dc:date>2024-11-23T09:44:26.210000000</dc:date>
    <meta:editing-duration>PT4M13S</meta:editing-duration>
    <meta:editing-cycles>1</meta:editing-cycles>
    <meta:document-statistic meta:table-count="0" meta:image-count="0" meta:object-count="0" meta:page-count="2" meta:paragraph-count="45" meta:word-count="248" meta:character-count="1305" meta:non-whitespace-character-count="1102"/>
    <meta:generator>LibreOffice/6.4.4.2$Windows_X86_64 LibreOffice_project/3d775be2011f3886db32dfd395a6a6d1ca2630ff</meta:generator>
  </office:meta>
</office:document-meta>
</file>